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ExternalUserDao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ExternalUserDao.LdapExternalUserDao( Dir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ernalUserDao.getEntryObject( Object extra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dapExternalUserDao.rename( String newId , ExternalUser arche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LdapExternalUserDao.delete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dapExternalUserDao.loa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dapExternalUserDao.modify( String creatorsName , Date createTimestamp , String id , String description , String referral , boolean disabled , ModificationItem [ ] mod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dapExternalUserDao.getRelativeDn( Stri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ExternalUserDao.add( String id , String description , String referr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